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1cm"/>
    </style:style>
    <style:style style:name="gr2" style:family="graphic" style:parent-style-name="standard">
      <style:graphic-properties draw:stroke="none" svg:stroke-color="#000000" draw:fill="none" draw:fill-color="#ffffff" fo:min-height="5.493cm"/>
    </style:style>
    <style:style style:name="gr3" style:family="graphic" style:parent-style-name="standard">
      <style:graphic-properties draw:stroke="none" svg:stroke-color="#000000" draw:fill="none" draw:fill-color="#ffffff" fo:min-height="2.31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6.354cm"/>
    </style:style>
    <style:style style:name="gr6" style:family="graphic" style:parent-style-name="standard">
      <style:graphic-properties draw:stroke="none" svg:stroke-color="#000000" draw:fill="none" draw:fill-color="#ffffff" fo:min-height="7.365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223cm" svg:height="1.901cm" svg:x="14.467cm" svg:y="11.387cm">
          <draw:text-box>
            <text:p>Web Engineer ($83,730)</text:p>
          </draw:text-box>
        </draw:frame>
        <draw:frame draw:style-name="gr1" draw:layer="layout" svg:width="6.223cm" svg:height="1.901cm" svg:x="14.635cm" svg:y="5.251cm">
          <draw:text-box>
            <text:p>Software Engineer ($75,566)</text:p>
          </draw:text-box>
        </draw:frame>
        <draw:frame draw:style-name="gr2" draw:layer="layout" svg:width="10.541cm" svg:height="5.743cm" svg:x="1.127cm" svg:y="22.209cm">
          <draw:text-box>
            <text:p>Marketing Intern ($ ---) <text:span text:style-name="T1">0.177</text:span></text:p>
            <text:p>Research Assistant ($34,000) .<text:span text:style-name="T1">115</text:span></text:p>
            <text:p>Sales Associate ($35,000) .<text:span text:style-name="T1">094</text:span></text:p>
            <text:p>Office Assistant ($29,000) .<text:span text:style-name="T1">083</text:span></text:p>
            <text:p>Project Manager ($85,000) .<text:span text:style-name="T1">063</text:span></text:p>
            <text:p><text:span text:style-name="T2">Administrative Assistant ($39500) .</text:span><text:span text:style-name="T3">053</text:span></text:p>
          </draw:text-box>
        </draw:frame>
        <draw:frame draw:style-name="gr3" draw:layer="layout" svg:width="6.223cm" svg:height="2.564cm" svg:x="14.708cm" svg:y="2.905cm">
          <draw:text-box>
            <text:p>Full-Stack Engineer</text:p>
          </draw:text-box>
        </draw:frame>
        <draw:frame draw:style-name="gr1" draw:layer="layout" svg:width="6.223cm" svg:height="1.901cm" svg:x="14.708cm" svg:y="1.085cm">
          <draw:text-box>
            <text:p>Senior Full-Stack Engineer</text:p>
          </draw:text-box>
        </draw:frame>
        <draw:frame draw:style-name="gr1" draw:layer="layout" svg:width="6.223cm" svg:height="1.901cm" svg:x="14.367cm" svg:y="17.087cm">
          <draw:text-box>
            <text:p>Research Associate ($50,131)</text:p>
          </draw:text-box>
        </draw:frame>
        <draw:line draw:style-name="gr4" draw:text-style-name="P1" draw:layer="layout" svg:x1="17.637cm" svg:y1="2.532cm" svg:x2="17.637cm" svg:y2="2.905cm">
          <text:p/>
        </draw:line>
        <draw:line draw:style-name="gr4" draw:text-style-name="P1" draw:layer="layout" svg:x1="17.756cm" svg:y1="6.307cm" svg:x2="17.756cm" svg:y2="10.793cm">
          <text:p/>
        </draw:line>
        <draw:line draw:style-name="gr4" draw:text-style-name="P1" draw:layer="layout" svg:x1="17.883cm" svg:y1="14.435cm" svg:x2="17.883cm" svg:y2="17.102cm">
          <text:p/>
        </draw:line>
        <draw:line draw:style-name="gr4" draw:text-style-name="P1" draw:layer="layout" svg:x1="17.883cm" svg:y1="19.007cm" svg:x2="17.883cm" svg:y2="22.055cm">
          <text:p/>
        </draw:line>
        <draw:line draw:style-name="gr4" draw:text-style-name="P1" draw:layer="layout" svg:x1="14.373cm" svg:y1="22.69cm" svg:x2="12.214cm" svg:y2="22.69cm">
          <text:p/>
        </draw:line>
        <draw:frame draw:style-name="gr1" draw:layer="layout" svg:width="6.223cm" svg:height="2.384cm" svg:x="14.454cm" svg:y="22.059cm">
          <draw:text-box>
            <text:p>Business Development Intern ($ ---)</text:p>
          </draw:text-box>
        </draw:frame>
        <draw:frame draw:style-name="gr2" draw:layer="layout" svg:width="10.668cm" svg:height="5.743cm" svg:x="1cm" svg:y="16.91cm">
          <draw:text-box>
            <text:p>Research Assistant ($ ---) .<text:span text:style-name="T1">290</text:span></text:p>
            <text:p>Research Assistant ($34,000) .<text:span text:style-name="T1">098</text:span></text:p>
            <text:p>Teaching Assistant ($19,500) .<text:span text:style-name="T1">093</text:span></text:p>
            <text:p>Intern ($40,000) .<text:span text:style-name="T1">093</text:span></text:p>
            <text:p>Research Scientist ($70,000) .<text:span text:style-name="T1">072</text:span></text:p>
            <text:p>Graduate Research Scientist <text:span text:style-name="T2">($24,000) .</text:span><text:span text:style-name="T3">060</text:span></text:p>
          </draw:text-box>
        </draw:frame>
        <draw:line draw:style-name="gr4" draw:text-style-name="P1" draw:layer="layout" svg:x1="14.373cm" svg:y1="17.489cm" svg:x2="12.214cm" svg:y2="17.489cm">
          <text:p/>
        </draw:line>
        <draw:frame draw:style-name="gr5" draw:layer="layout" svg:width="10.414cm" svg:height="6.604cm" svg:x="1.254cm" svg:y="11.16cm">
          <draw:text-box>
            <text:p>Software Engineer ($75,566) <text:span text:style-name="T1">.171</text:span></text:p>
            <text:p>Project Lead ($84,360) .<text:span text:style-name="T1">098</text:span></text:p>
            <text:p>Web Developer ($64,500) .<text:span text:style-name="T1">098</text:span></text:p>
            <text:p>Programmer Analyst ($60,000) .<text:span text:style-name="T1">098</text:span></text:p>
            <text:p>Associate Direct ($108,000) .<text:span text:style-name="T1">049</text:span></text:p>
            <text:p><text:span text:style-name="T2">Webmaster ($53,000) .</text:span><text:span text:style-name="T3">049</text:span></text:p>
          </draw:text-box>
        </draw:frame>
        <draw:line draw:style-name="gr4" draw:text-style-name="P1" draw:layer="layout" svg:x1="11.96cm" svg:y1="11.916cm" svg:x2="12.468cm" svg:y2="11.535cm">
          <text:p/>
        </draw:line>
        <draw:line draw:style-name="gr4" draw:text-style-name="P1" draw:layer="layout" svg:x1="12.468cm" svg:y1="12.17cm" svg:x2="11.96cm" svg:y2="11.916cm">
          <text:p/>
        </draw:line>
        <draw:line draw:style-name="gr4" draw:text-style-name="P1" draw:layer="layout" svg:x1="11.934cm" svg:y1="17.491cm" svg:x2="12.442cm" svg:y2="17.11cm">
          <text:p/>
        </draw:line>
        <draw:line draw:style-name="gr4" draw:text-style-name="P1" draw:layer="layout" svg:x1="12.442cm" svg:y1="17.745cm" svg:x2="11.934cm" svg:y2="17.491cm">
          <text:p/>
        </draw:line>
        <draw:line draw:style-name="gr4" draw:text-style-name="P1" draw:layer="layout" svg:x1="11.934cm" svg:y1="22.691cm" svg:x2="12.442cm" svg:y2="22.31cm">
          <text:p/>
        </draw:line>
        <draw:line draw:style-name="gr4" draw:text-style-name="P1" draw:layer="layout" svg:x1="12.442cm" svg:y1="22.945cm" svg:x2="11.934cm" svg:y2="22.691cm">
          <text:p/>
        </draw:line>
        <draw:line draw:style-name="gr4" draw:text-style-name="P1" draw:layer="layout" svg:x1="14.348cm" svg:y1="11.863cm" svg:x2="12.189cm" svg:y2="11.863cm">
          <text:p/>
        </draw:line>
        <draw:frame draw:style-name="gr6" draw:layer="layout" svg:width="10.287cm" svg:height="7.615cm" svg:x="1.254cm" svg:y="3.545cm">
          <draw:text-box>
            <text:p><text:span text:style-name="T4">Senior Software Engineer ($100,000, ), <text:s/></text:span><text:span text:style-name="T1">.409</text:span></text:p>
            <text:p><text:span text:style-name="T4">Software Developer ($75,000) </text:span><text:span text:style-name="T1">.117</text:span></text:p>
            <text:p><text:span text:style-name="T4">Programmer ($60,000) .</text:span><text:span text:style-name="T1">080</text:span></text:p>
            <text:p><text:span text:style-name="T4">Consultant ($77,000) .</text:span><text:span text:style-name="T1">077</text:span></text:p>
            <text:p><text:span text:style-name="T4">Programmer Analyst ($60,000) </text:span><text:span text:style-name="T1">.041</text:span></text:p>
            <text:p>Web Developer ($64,500) .<text:span text:style-name="T1">037</text:span></text:p>
            <text:p><text:span text:style-name="T5">Project Manager ($85,000) .</text:span><text:span text:style-name="T3">032</text:span></text:p>
          </draw:text-box>
        </draw:frame>
        <draw:line draw:style-name="gr4" draw:text-style-name="P1" draw:layer="layout" svg:x1="17.629cm" svg:y1="5.291cm" svg:x2="17.629cm" svg:y2="4.529cm">
          <text:p/>
        </draw:line>
        <draw:line draw:style-name="gr4" draw:text-style-name="P1" draw:layer="layout" svg:x1="14.323cm" svg:y1="5.437cm" svg:x2="10.779cm" svg:y2="4.302cm">
          <text:p/>
        </draw:line>
        <draw:line draw:style-name="gr4" draw:text-style-name="P1" draw:layer="layout" svg:x1="10.931cm" svg:y1="4.6cm" svg:x2="10.423cm" svg:y2="4.346cm">
          <text:p/>
        </draw:line>
        <draw:line draw:style-name="gr4" draw:text-style-name="P1" draw:layer="layout" svg:x1="10.423cm" svg:y1="4.347cm" svg:x2="10.931cm" svg:y2="3.966cm">
          <text:p/>
        </draw:line>
        <draw:line draw:style-name="gr4" draw:text-style-name="P1" draw:layer="layout" svg:x1="14.298cm" svg:y1="3.411cm" svg:x2="12.139cm" svg:y2="3.411cm">
          <text:p/>
        </draw:line>
        <draw:line draw:style-name="gr4" draw:text-style-name="P1" draw:layer="layout" svg:x1="11.908cm" svg:y1="3.466cm" svg:x2="12.416cm" svg:y2="3.085cm">
          <text:p/>
        </draw:line>
        <draw:line draw:style-name="gr4" draw:text-style-name="P1" draw:layer="layout" svg:x1="12.416cm" svg:y1="3.718cm" svg:x2="11.908cm" svg:y2="3.464cm">
          <text:p/>
        </draw:line>
        <draw:line draw:style-name="gr4" draw:text-style-name="P1" draw:layer="layout" svg:x1="14.272cm" svg:y1="2.086cm" svg:x2="12.113cm" svg:y2="2.086cm">
          <text:p/>
        </draw:line>
        <draw:line draw:style-name="gr4" draw:text-style-name="P1" draw:layer="layout" svg:x1="11.882cm" svg:y1="2.141cm" svg:x2="12.39cm" svg:y2="1.76cm">
          <text:p/>
        </draw:line>
        <draw:line draw:style-name="gr4" draw:text-style-name="P1" draw:layer="layout" svg:x1="12.39cm" svg:y1="2.393cm" svg:x2="11.882cm" svg:y2="2.139cm">
          <text:p/>
        </draw:line>
        <draw:frame draw:style-name="gr7" draw:text-style-name="P2" draw:layer="layout" svg:width="5.588cm" svg:height="1.139cm" svg:x="1.635cm" svg:y="2.651cm">
          <draw:text-box>
            <text:p text:style-name="P2"><text:span text:style-name="T6">No Data :(</text:span></text:p>
          </draw:text-box>
        </draw:frame>
        <draw:frame draw:style-name="gr7" draw:text-style-name="P2" draw:layer="layout" svg:width="5.588cm" svg:height="1.139cm" svg:x="1.508cm" svg:y="1.645cm">
          <draw:text-box>
            <text:p text:style-name="P2"><text:span text:style-name="T6">No Data :(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80808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03T00:08:11</meta:creation-date>
    <dc:date>2015-05-03T03:47:35</dc:date>
    <meta:editing-duration>PT1H24M4S</meta:editing-duration>
    <meta:editing-cycles>6</meta:editing-cycles>
    <meta:generator>LibreOffice/3.5$Linux_X86_64 LibreOffice_project/350m1$Build-2</meta:generator>
    <meta:document-statistic meta:object-count="35"/>
  </office:meta>
</office:document-meta>
</file>